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3cm" svg:height="13.5cm" svg:x="2cm" svg:y="2.5cm">
          <text:p/>
        </draw:rect>
        <draw:frame draw:style-name="gr2" draw:layer="layout" svg:width="10.484cm" svg:height="1.598cm" svg:x="2.5cm" svg:y="2.902cm">
          <draw:text-box>
            <text:p>問題文</text:p>
            <text:p>[ A ]に当てはまるコードを書きなさい．</text:p>
          </draw:text-box>
        </draw:frame>
        <draw:rect draw:style-name="gr1" draw:text-style-name="P1" draw:layer="layout" svg:width="9cm" svg:height="6.5cm" svg:x="3.5cm" svg:y="6cm">
          <text:p/>
        </draw:rect>
        <draw:frame draw:style-name="gr3" draw:layer="layout" svg:width="7.5cm" svg:height="6.505cm" svg:x="3.5cm" svg:y="5cm">
          <draw:text-box>
            <text:p>ソースコード</text:p>
            <text:p/>
            <text:p>#include&lt;stdio.h&gt;</text:p>
            <text:p>int main (){</text:p>
            <text:p><text:tab/>int a;</text:p>
            <text:p><text:tab/>scanf(“%d”,[ A ]);</text:p>
            <text:p><text:tab/>printf(“%d\n”,a);</text:p>
            <text:p><text:tab/>return 0;</text:p>
            <text:p>}</text:p>
          </draw:text-box>
        </draw:frame>
        <draw:frame draw:style-name="gr2" draw:layer="layout" svg:width="2.119cm" svg:height="0.963cm" svg:x="3.5cm" svg:y="13.5cm">
          <draw:text-box>
            <text:p>[ A ] =</text:p>
          </draw:text-box>
        </draw:frame>
        <draw:rect draw:style-name="gr1" draw:text-style-name="P1" draw:layer="layout" svg:width="3cm" svg:height="1cm" svg:x="5.5cm" svg:y="13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.953cm" fo:margin-left="1cm" fo:margin-right="3.85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4T15:43:39.18</meta:creation-date>
    <meta:generator>OpenOffice.org/3.0$Win32 OpenOffice.org_project/300m9$Build-9358</meta:generator>
    <dc:date>2010-01-04T16:10:14.76</dc:date>
    <meta:editing-duration>PT00H26M35S</meta:editing-duration>
    <meta:editing-cycles>2</meta:editing-cycles>
    <meta:document-statistic meta:object-count="6"/>
    <meta:user-defined meta:name="情報 1"/>
    <meta:user-defined meta:name="情報 2"/>
    <meta:user-defined meta:name="情報 3"/>
    <meta:user-defined meta:name="情報 4"/>
  </office:meta>
</office:document-meta>
</file>